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ASBuilderImpl.setAbstractSchema( ASModel abstractSchem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ASBuilderImpl.DOMASBuilderImpl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SBuilderImpl.initGrammarPool( ASModelImpl currModel , XMLGrammarPool grammar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ASBuilderImpl.parseAS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ASBuilderImpl.initGrammarBucketRecurse( ASModelImpl curr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ASBuilderImpl.parseASInputSource( XMLInputSource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ASBuilderImpl.addGrammars( ASModelImpl model , XSGrammarBucket grammarBu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ASBuilderImpl.DOMASBuilderImpl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SBuilderImpl.getAbstrac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SBuilderImpl.DOMASBuild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SBuilderImpl.initGrammarBuck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ASBuilderImpl.DOMASBuilderImpl( XMLGrammarCaching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SBuilderImpl.parseASInputSource( LSInput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